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33333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draw:fill="none" fo:min-height="9.8cm"/>
    </style:style>
    <style:style style:name="pr2" style:family="presentation" style:parent-style-name="Title_20_Slide-title">
      <style:graphic-properties draw:stroke="none" draw:fill="none" fo:min-height="4.801cm"/>
    </style:style>
    <style:style style:name="pr3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-title">
      <style:graphic-properties draw:stroke="none" draw:fill="none" fo:min-height="8.8cm"/>
    </style:style>
    <style:style style:name="pr6" style:family="presentation" style:parent-style-name="Title_20_Slid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fo:font-size="132.300003051758pt" fo:language="en" fo:country="US" fo:font-weight="normal" style:font-size-asian="120pt" style:font-weight-asian="normal" style:font-size-complex="120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99ccff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999999" fo:font-size="26pt" fo:language="en" fo:country="US" style:font-size-asian="26pt" style:font-size-complex="26pt"/>
    </style:style>
    <style:style style:name="P6" style:family="paragraph">
      <style:paragraph-properties fo:text-align="start" style:font-independent-line-spacing="true"/>
      <style:text-properties fo:font-size="11pt" fo:language="en" fo:country="US"/>
    </style:style>
    <style:style style:name="P7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  <style:text-properties fo:color="#ffffff" fo:font-size="60pt" style:font-size-asian="60pt" style:font-size-complex="60pt"/>
    </style:style>
    <style:style style:name="P8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  <style:text-properties fo:color="#ffffff" fo:font-size="60pt" fo:language="en" fo:country="US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9" style:family="paragraph">
      <style:text-properties fo:language="en" fo:country="US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120pt" fo:letter-spacing="normal" fo:language="en" fo:country="US" fo:font-style="normal" fo:text-shadow="none" style:text-underline-style="none" fo:font-weight="normal" style:letter-kerning="true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99ccff" style:text-outline="false" style:text-line-through-style="none" style:text-line-through-type="none" style:text-position="0% 100%" style:font-name="Yanone Kaffeesatz" fo:font-size="36pt" fo:letter-spacing="normal" fo:language="en" fo:country="US" fo:font-style="normal" fo:text-shadow="none" style:text-underline-style="none" fo:font-weight="normal" style:letter-kerning="true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Yanone Kaffeesatz" fo:font-size="26pt" fo:letter-spacing="normal" fo:language="en" fo:country="US" fo:font-style="normal" style:text-underline-style="none" fo:font-weight="normal" style:font-name-asian="Yanone Kaffeesatz" style:font-size-asian="26pt" style:font-style-asian="normal" style:font-weight-asian="normal" style:font-name-complex="Yanone Kaffeesatz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60pt" fo:letter-spacing="normal" fo:language="en" fo:country="US" fo:font-style="normal" fo:text-shadow="none" style:text-underline-style="none" fo:font-weight="normal" style:letter-kerning="true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cff" style:text-outline="false" style:text-line-through-style="none" style:text-line-through-type="none" style:text-position="0% 100%" style:font-name="Yanone Kaffeesatz" fo:font-size="80pt" fo:letter-spacing="normal" fo:language="en" fo:country="US" fo:font-style="normal" fo:text-shadow="none" style:text-underline-style="none" fo:font-weight="normal" style:letter-kerning="true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text-style-name="P2" draw:layer="layout" svg:width="25.612cm" svg:height="9.8cm" svg:x="1.189cm" svg:y="2cm">
          <draw:text-box>
            <text:p text:style-name="P1"><text:span text:style-name="T1">Inverting gravity</text:span></text:p>
            <text:p text:style-name="P1"><text:span text:style-name="T1">to map the Moho</text:span></text:p>
          </draw:text-box>
        </draw:frame>
        <draw:frame presentation:style-name="pr2" draw:text-style-name="P3" draw:layer="layout" svg:width="26.192cm" svg:height="4.801cm" svg:x="0.899cm" svg:y="12.303cm">
          <draw:text-box>
            <text:p text:style-name="P1"><text:span text:style-name="T2">A new method and </text:span></text:p>
            <text:p text:style-name="P1"><text:span text:style-name="T2">the open source software that made it possible</text:span></text:p>
          </draw:text-box>
        </draw:frame>
        <draw:frame draw:name="Shape 80" presentation:style-name="pr3" draw:text-style-name="P5" draw:layer="layout" svg:width="27.991cm" svg:height="1.765cm" svg:x="0cm" svg:y="19.186cm" presentation:class="title" presentation:user-transformed="true">
          <draw:text-box>
            <text:p text:style-name="P4"><text:span text:style-name="T3">TGIF – Geology and Geophysics – UH Manoa – March 10 2016</text:span></text:p>
          </draw:text-box>
        </draw:frame>
        <presentation:notes draw:style-name="dp2">
          <draw:page-thumbnail draw:name="Shape 82" draw:style-name="gr1" draw:layer="layout" svg:width="13.968cm" svg:height="10.476cm" svg:x="3.81cm" svg:y="2.123cm" draw:page-number="1" presentation:class="page"/>
          <draw:frame draw:name="Shape 8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5" draw:text-style-name="P8" draw:layer="layout" svg:width="27.983cm" svg:height="8.8cm" svg:x="0.004cm" svg:y="3.903cm">
          <draw:text-box>
            <text:p text:style-name="P7"><text:span text:style-name="T4">Slides, code, data, model: <text:s/></text:span></text:p>
            <text:p text:style-name="P7"><text:span text:style-name="T5">leouieda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87cm" svg:height="4.082cm" svg:x="1.905cm" svg:y="5.916cm" presentation:class="title" presentation:placeholder="true" presentation:user-transformed="true">
        <draw:text-box/>
      </draw:frame>
      <draw:frame draw:name="Shape 17" presentation:style-name="Mpr1" draw:text-style-name="MP3" draw:layer="backgroundobjects" svg:width="17.777cm" svg:height="4.867cm" svg:x="3.808cm" svg:y="10.794cm" presentation:class="date-time" presentation:user-transformed="true">
        <draw:text-box>
          <text:p/>
        </draw:text-box>
      </draw:frame>
      <draw:frame draw:name="Shape 18" presentation:style-name="Mpr1" draw:text-style-name="MP3" draw:layer="backgroundobjects" svg:width="17.777cm" svg:height="4.867cm" svg:x="3.808cm" svg:y="10.794cm" presentation:class="footer" presentation:user-transformed="true">
        <draw:text-box>
          <text:p/>
        </draw:text-box>
      </draw:frame>
      <draw:frame draw:name="Shape 19" presentation:style-name="Mpr2" draw:text-style-name="MP5" draw:layer="backgroundobjects" svg:width="17.777cm" svg:height="4.867cm" svg:x="3.808cm" svg:y="10.794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5.191cm" svg:height="12.182cm" svg:x="1.399cm" svg:y="4.91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89cm" svg:height="9.602cm" svg:x="1.399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cm" svg:height="5.666cm" svg:x="1.399cm" svg:y="11.43cm" presentation:class="outline" presentation:placeholder="true" presentation:user-transformed="true">
        <draw:text-box/>
      </draw:frame>
      <draw:frame draw:name="Shape 23" presentation:style-name="Mpr5" draw:text-style-name="MP3" draw:layer="backgroundobjects" svg:width="6.52cm" svg:height="1.446cm" svg:x="1.399cm" svg:y="19.135cm" presentation:class="date-time" presentation:user-transformed="true">
        <draw:text-box>
          <text:p/>
        </draw:text-box>
      </draw:frame>
      <draw:frame draw:name="Shape 24" presentation:style-name="Mpr5" draw:text-style-name="MP3" draw:layer="backgroundobjects" svg:width="8.871cm" svg:height="1.446cm" svg:x="9.571cm" svg:y="19.135cm" presentation:class="footer" presentation:user-transformed="true">
        <draw:text-box>
          <text:p/>
        </draw:text-box>
      </draw:frame>
      <draw:frame draw:name="Shape 25" presentation:style-name="Mpr6" draw:text-style-name="MP5" draw:layer="backgroundobjects" svg:width="6.52cm" svg:height="1.446cm" svg:x="20.068cm" svg:y="19.135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89cm" svg:height="9.602cm" svg:x="1.399cm" svg:y="1.064cm" presentation:class="title" presentation:placeholder="true" presentation:user-transformed="true">
        <draw:text-box/>
      </draw:frame>
      <draw:frame draw:name="Shape 50" presentation:style-name="Mpr9" draw:text-style-name="MP3" draw:layer="backgroundobjects" svg:width="6.52cm" svg:height="1.446cm" svg:x="1.399cm" svg:y="19.135cm" presentation:class="date-time" presentation:user-transformed="true">
        <draw:text-box>
          <text:p/>
        </draw:text-box>
      </draw:frame>
      <draw:frame draw:name="Shape 51" presentation:style-name="Mpr9" draw:text-style-name="MP3" draw:layer="backgroundobjects" svg:width="8.871cm" svg:height="1.446cm" svg:x="9.571cm" svg:y="19.135cm" presentation:class="footer" presentation:user-transformed="true">
        <draw:text-box>
          <text:p/>
        </draw:text-box>
      </draw:frame>
      <draw:frame draw:name="Shape 52" presentation:style-name="Mpr10" draw:text-style-name="MP5" draw:layer="backgroundobjects" svg:width="6.52cm" svg:height="1.446cm" svg:x="20.068cm" svg:y="19.135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Only-outline1" draw:layer="backgroundobjects" svg:width="25.191cm" svg:height="12.182cm" svg:x="1.399cm" svg:y="4.91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87cm" svg:height="4.082cm" svg:x="1.905cm" svg:y="5.916cm" presentation:class="title" presentation:placeholder="true" presentation:user-transformed="true">
        <draw:text-box/>
      </draw:frame>
      <draw:frame draw:name="Shape 17" presentation:style-name="Mpr13" draw:text-style-name="MP3" draw:layer="backgroundobjects" svg:width="17.777cm" svg:height="4.867cm" svg:x="3.808cm" svg:y="10.794cm" presentation:class="date-time" presentation:user-transformed="true">
        <draw:text-box>
          <text:p/>
        </draw:text-box>
      </draw:frame>
      <draw:frame draw:name="Shape 18" presentation:style-name="Mpr13" draw:text-style-name="MP3" draw:layer="backgroundobjects" svg:width="17.777cm" svg:height="4.867cm" svg:x="3.808cm" svg:y="10.794cm" presentation:class="footer" presentation:user-transformed="true">
        <draw:text-box>
          <text:p/>
        </draw:text-box>
      </draw:frame>
      <draw:frame draw:name="Shape 19" presentation:style-name="Mpr14" draw:text-style-name="MP5" draw:layer="backgroundobjects" svg:width="17.777cm" svg:height="4.867cm" svg:x="3.808cm" svg:y="10.794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_5f_-outline1" draw:layer="backgroundobjects" svg:width="25.191cm" svg:height="12.182cm" svg:x="1.399cm" svg:y="4.914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3" draw:layer="backgroundobjects" svg:width="6.52cm" svg:height="1.446cm" svg:x="1.399cm" svg:y="19.135cm" presentation:class="date-time" presentation:user-transformed="true">
        <draw:text-box>
          <text:p/>
        </draw:text-box>
      </draw:frame>
      <draw:frame draw:name="Shape 13" presentation:style-name="Mpr17" draw:text-style-name="MP3" draw:layer="backgroundobjects" svg:width="8.871cm" svg:height="1.446cm" svg:x="9.571cm" svg:y="19.135cm" presentation:class="footer" presentation:user-transformed="true">
        <draw:text-box>
          <text:p/>
        </draw:text-box>
      </draw:frame>
      <draw:frame draw:name="Shape 14" presentation:style-name="Mpr18" draw:text-style-name="MP5" draw:layer="backgroundobjects" svg:width="6.52cm" svg:height="1.446cm" svg:x="20.068cm" svg:y="19.135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191cm" svg:height="3.507cm" svg:x="1.399cm" svg:y="0.837cm" presentation:class="title" presentation:placeholder="true">
        <draw:text-box/>
      </draw:frame>
      <draw:frame presentation:style-name="Blank-outline1" draw:layer="backgroundobjects" svg:width="25.191cm" svg:height="12.182cm" svg:x="1.399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6" draw:layer="backgroundobjects" svg:width="25.19cm" svg:height="9.602cm" svg:x="1.399cm" svg:y="1.064cm" presentation:class="title" presentation:user-transformed="true">
        <draw:text-box>
          <text:p/>
        </draw:text-box>
      </draw:frame>
      <draw:frame draw:name="Shape 51" presentation:style-name="Mpr22" draw:text-style-name="MP3" draw:layer="backgroundobjects" svg:width="6.52cm" svg:height="1.446cm" svg:x="1.399cm" svg:y="19.135cm" presentation:class="date-time" presentation:user-transformed="true">
        <draw:text-box>
          <text:p/>
        </draw:text-box>
      </draw:frame>
      <draw:frame draw:name="Shape 52" presentation:style-name="Mpr22" draw:text-style-name="MP3" draw:layer="backgroundobjects" svg:width="8.871cm" svg:height="1.446cm" svg:x="9.571cm" svg:y="19.135cm" presentation:class="footer" presentation:user-transformed="true">
        <draw:text-box>
          <text:p/>
        </draw:text-box>
      </draw:frame>
      <draw:frame draw:name="Shape 53" presentation:style-name="Mpr23" draw:text-style-name="MP5" draw:layer="backgroundobjects" svg:width="6.52cm" svg:height="1.446cm" svg:x="20.068cm" svg:y="19.135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Only_5f_-outline1" draw:layer="backgroundobjects" svg:width="25.191cm" svg:height="12.182cm" svg:x="1.399cm" svg:y="4.914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7T15:01:51.492303222</dc:date>
    <meta:generator>LibreOffice/4.3.3.2$Linux_X86_64 LibreOffice_project/430m0$Build-2</meta:generator>
    <meta:editing-duration>P1DT19H28S</meta:editing-duration>
    <meta:editing-cycles>335</meta:editing-cycles>
    <meta:document-statistic meta:object-count="84"/>
  </office:meta>
</office:document-meta>
</file>